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2875a1" officeooo:paragraph-rsid="002875a1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2875a1" officeooo:paragraph-rsid="002875a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295d4d" officeooo:paragraph-rsid="002ba4f2" style:font-size-asian="10.5pt" style:font-weight-asian="normal" style:font-size-complex="12pt" style:font-weight-complex="normal"/>
    </style:style>
    <style:style style:name="T1" style:family="text">
      <style:text-properties officeooo:rsid="002b1fd5"/>
    </style:style>
    <style:style style:name="T2" style:family="text">
      <style:text-properties officeooo:rsid="002ba4f2"/>
    </style:style>
    <style:style style:name="T3" style:family="text">
      <style:text-properties officeooo:rsid="002d2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plifier <text:span text:style-name="T3">Board</text:span></text:p>
      <text:p text:style-name="P2">Due to the Raspi’s analog audio out being a very weak audio source (since it’s just PWM filtered through a low-pass filter), audio output will be buffered through this board before being fed into speakers or transducers.</text:p>
      <text:p text:style-name="P2"/>
      <text:p text:style-name="P3">The amplifier is a simple 5x5cm PCB with a 12V barrel port, a 3.5mm audio in port, a 3.5mm audio out port, and a 3 pin terminal block for directly wiring to speakers.</text:p>
      <text:p text:style-name="P3"/>
      <text:p text:style-name="P3"><text:span text:style-name="T2">The amplifier has a small gain trim potentiometer, but any real amplification should be done further down the signal path. Additionally, the amplifier has a 2 pin shunt that, when closed, will play mono audio (in case only one speaker is connecte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18:49.444878577</dc:date>
    <meta:editing-duration>PT46M38S</meta:editing-duration>
    <meta:editing-cycles>48</meta:editing-cycles>
    <meta:document-statistic meta:table-count="0" meta:image-count="0" meta:object-count="0" meta:page-count="1" meta:paragraph-count="4" meta:word-count="114" meta:character-count="650" meta:non-whitespace-character-count="540"/>
  </office:meta>
</office:document-meta>
</file>